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Perfecto. Para que el laboratorio del Capítulo 10 sea claro, riguroso y coherente con la máquina conceptual que estamos describiendo, debemos tratar la <text:span text:style-name="Strong_20_Emphasis">reproducción</text:span> no como un fenómeno biológico aislado, sino como <text:span text:style-name="Strong_20_Emphasis">una operación funcional dentro del sistema inteligente</text:span>.</text:p>
      <text:p text:style-name="Text_20_body">Aquí tienes un listado técnico de los aspectos clave que debemos abordar:</text:p>
      <text:p text:style-name="Horizontal_20_Line"/>
      <text:h text:style-name="Heading_20_3" text:outline-level="3">🔹 1. <text:span text:style-name="Strong_20_Emphasis">Función de la reproducción en el sistema</text:span></text:h>
      <text:list xml:id="list3681897212" text:style-name="L1">
        <text:list-item>
          <text:p text:style-name="P1"><text:span text:style-name="Strong_20_Emphasis">Exploración del espacio de soluciones</text:span>: La reproducción permite generar nuevas variantes a partir del ADN actual.</text:p>
        </text:list-item>
        <text:list-item>
          <text:p text:style-name="P1"><text:span text:style-name="Strong_20_Emphasis">Transformación progresiva de la memoria</text:span>: Cada ciclo reproductivo modifica la memoria (ADN), permitiendo la adaptación dinámica.</text:p>
        </text:list-item>
        <text:list-item>
          <text:p text:style-name="P1"><text:span text:style-name="Strong_20_Emphasis">Mecanismo de propagación estructurada</text:span>: No se trata de multiplicarse al azar, sino de distribuir versiones modificadas del programa en el entorno.</text:p>
        </text:list-item>
      </text:list>
      <text:p text:style-name="Horizontal_20_Line"/>
      <text:h text:style-name="Heading_20_3" text:outline-level="3">🔹 2. <text:span text:style-name="Strong_20_Emphasis">Necesidad de la reproducción</text:span></text:h>
      <text:list xml:id="list2763356949" text:style-name="L2">
        <text:list-item>
          <text:p text:style-name="P2"><text:span text:style-name="Strong_20_Emphasis">Limitación de los individuos</text:span>: Un individuo no puede abarcar todas las posibilidades del problema.</text:p>
        </text:list-item>
        <text:list-item>
          <text:p text:style-name="P2"><text:span text:style-name="Strong_20_Emphasis">No hay otra forma viable de avanzar</text:span>: La reproducción es la única vía que tiene el sistema para hacer pruebas masivas con variaciones.</text:p>
        </text:list-item>
        <text:list-item>
          <text:p text:style-name="P2"><text:span text:style-name="Strong_20_Emphasis">Reinicio eficiente</text:span>: La reproducción permite borrar errores acumulados en un cuerpo sin resetear el sistema completo.</text:p>
        </text:list-item>
      </text:list>
      <text:p text:style-name="Horizontal_20_Line"/>
      <text:h text:style-name="Heading_20_3" text:outline-level="3">🔹 3. <text:span text:style-name="Strong_20_Emphasis">Características técnicas de la reproducción</text:span></text:h>
      <text:list xml:id="list2018318372" text:style-name="L3">
        <text:list-item>
          <text:p text:style-name="P3"><text:span text:style-name="Strong_20_Emphasis">Generatividad</text:span>: Produce nuevas versiones a partir de un bloque anterior (ADN).</text:p>
        </text:list-item>
        <text:list-item>
          <text:p text:style-name="P3"><text:span text:style-name="Strong_20_Emphasis">Variación estructurada</text:span>: No es aleatoria; introduce cambios pequeños, controlados, heredables.</text:p>
        </text:list-item>
        <text:list-item>
          <text:p text:style-name="P3"><text:span text:style-name="Strong_20_Emphasis">Multiplicidad</text:span>: Permite generar muchas instancias en paralelo (con costo).</text:p>
        </text:list-item>
        <text:list-item>
          <text:p text:style-name="P3"><text:span text:style-name="Strong_20_Emphasis">Modularidad</text:span>: A través del cruzamiento, mezcla partes de soluciones previas (reproducción sexual).</text:p>
        </text:list-item>
        <text:list-item>
          <text:p text:style-name="P3"><text:span text:style-name="Strong_20_Emphasis">Frecuencia adaptable</text:span>: Puede ocurrir una vez o muchas veces, según las reglas del sistema.</text:p>
        </text:list-item>
        <text:list-item>
          <text:p text:style-name="P3"><text:span text:style-name="Strong_20_Emphasis">Capacidad de filtrado</text:span>: La reproducción va acompañada de evaluación (por selección natural u otro criterio).</text:p>
        </text:list-item>
      </text:list>
      <text:p text:style-name="Horizontal_20_Line"/>
      <text:h text:style-name="Heading_20_3" text:outline-level="3"><text:soft-page-break/>🔹 4. <text:span text:style-name="Strong_20_Emphasis">Condiciones para que la reproducción ocurra</text:span></text:h>
      <text:list xml:id="list2350310362" text:style-name="L4">
        <text:list-item>
          <text:p text:style-name="P4"><text:span text:style-name="Strong_20_Emphasis">Disponibilidad de recursos</text:span>: Energía, materia, condiciones mínimas.</text:p>
        </text:list-item>
        <text:list-item>
          <text:p text:style-name="P4"><text:span text:style-name="Strong_20_Emphasis">Señales internas o externas</text:span>: Factores ambientales, edad, estado físico.</text:p>
        </text:list-item>
        <text:list-item>
          <text:p text:style-name="P4"><text:span text:style-name="Strong_20_Emphasis">Reglas del sistema</text:span>: Algunos individuos nunca se reproducen, otros lo hacen masivamente; depende del diseño.</text:p>
        </text:list-item>
      </text:list>
      <text:p text:style-name="Horizontal_20_Line"/>
      <text:h text:style-name="Heading_20_3" text:outline-level="3">🔹 5. <text:span text:style-name="Strong_20_Emphasis">Relación con otros componentes del sistema</text:span></text:h>
      <text:list xml:id="list3227796778" text:style-name="L5">
        <text:list-item>
          <text:p text:style-name="P5"><text:span text:style-name="Strong_20_Emphasis">Conexión directa con el ADN</text:span>: La reproducción es el mecanismo por el cual se modifica y transmite la memoria.</text:p>
        </text:list-item>
        <text:list-item>
          <text:p text:style-name="P5"><text:span text:style-name="Strong_20_Emphasis">Requiere individuos como soporte físico</text:span>: La reproducción necesita un contenedor (organismo) para ejecutar la transformación.</text:p>
        </text:list-item>
        <text:list-item>
          <text:p text:style-name="P5"><text:span text:style-name="Strong_20_Emphasis">Dependiente del ciclo de vida</text:span>: No puede ocurrir en cualquier momento; está coordinada con fases específicas del individuo.</text:p>
        </text:list-item>
      </text:list>
      <text:p text:style-name="Horizontal_20_Line"/>
      <text:h text:style-name="Heading_20_3" text:outline-level="3">🔹 6. <text:span text:style-name="Strong_20_Emphasis">Evaluación funcional</text:span></text:h>
      <text:list xml:id="list4268029704" text:style-name="L6">
        <text:list-item>
          <text:p text:style-name="P6"><text:span text:style-name="Strong_20_Emphasis">Costo vs. beneficio</text:span>: Reproducir tiene un alto costo energético y de recursos; solo se justifica si aporta valor al sistema.</text:p>
        </text:list-item>
        <text:list-item>
          <text:p text:style-name="P6"><text:span text:style-name="Strong_20_Emphasis">Tasa de éxito</text:span>: ¿Cuántas reproducciones generan soluciones útiles?</text:p>
        </text:list-item>
        <text:list-item>
          <text:p text:style-name="P6"><text:span text:style-name="Strong_20_Emphasis">Impacto en la evolución del sistema</text:span>: ¿Acelera o entorpece la resolución del problema?</text:p>
        </text:list-item>
      </text:list>
      <text:p text:style-name="Horizontal_20_Line"/>
      <text:p text:style-name="Text_20_body">Podemos ahora utilizar estos puntos para diseñar la estructura del laboratorio como una serie de experimentos, analogías o pasos lógicos que respondan al lector: <text:span text:style-name="Emphasis">¿Por qué es necesaria la reproducción? ¿Cómo funciona? ¿Por qué ocurre de ciertas formas y no de otras?</text:span></text:p>
      <text:p text:style-name="Text_20_body">¿Quieres que empecemos a organizar el laboratorio con estos bloques como secciones temáticas? Podría ayudarte con <text:a xlink:type="simple" xlink:href="https://chatgpt.com/c/f" text:style-name="Internet_20_link" text:visited-style-name="Visited_20_Internet_20_Link">un índice de sección preliminar</text:a>, un <text:a xlink:type="simple" xlink:href="https://chatgpt.com/c/f" text:style-name="Internet_20_link" text:visited-style-name="Visited_20_Internet_20_Link">diálogo explicativo entre personajes</text:a>, o un <text:a xlink:type="simple" xlink:href="https://chatgpt.com/c/f" text:style-name="Internet_20_link" text:visited-style-name="Visited_20_Internet_20_Link">mapa lógico visual</text:a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24T10:35:11.691000000</meta:creation-date>
    <dc:date>2025-06-24T10:36:38.559000000</dc:date>
    <meta:editing-duration>PT1M27S</meta:editing-duration>
    <meta:editing-cycles>1</meta:editing-cycles>
    <meta:document-statistic meta:table-count="0" meta:image-count="0" meta:object-count="0" meta:page-count="2" meta:paragraph-count="31" meta:word-count="488" meta:character-count="3223" meta:non-whitespace-character-count="2787"/>
    <meta:generator>LibreOffice/7.3.5.2$Windows_X86_64 LibreOffice_project/184fe81b8c8c30d8b5082578aee2fed2ea847c01</meta:generator>
  </office:meta>
</office:document-meta>
</file>